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EC4BF4D0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203cm, 1.172cm, 7.979cm, 2.524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07cm" svg:height="21.799cm" svg:x="0.992cm" svg:y="2.292cm">
          <draw:image xlink:href="Pictures/10000000000005E8000007E0EC4BF4D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09T07:13:37.155155452</dc:date>
    <meta:editing-duration>PT3M44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